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Bitstream Vera Sans"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Roman" style:font-family-generic="swiss" style:font-pitch="variable"/>
  </office:font-face-decls>
  <office:automatic-styles>
    <style:style style:name="P1" style:family="paragraph" style:parent-style-name="Standard">
      <style:paragraph-properties fo:text-align="center" style:justify-single-word="false"/>
      <style:text-properties style:font-name="Bitstream Vera Sans" fo:font-size="24pt" style:font-size-asian="24pt" style:font-size-complex="24pt"/>
    </style:style>
    <style:style style:name="P2" style:family="paragraph" style:parent-style-name="Standard">
      <style:paragraph-properties fo:text-align="center" style:justify-single-word="false"/>
      <style:text-properties style:font-name="Bitstream Vera Sans" fo:font-size="12pt" style:font-size-asian="12pt" style:font-size-complex="12pt"/>
    </style:style>
    <style:style style:name="P3" style:family="paragraph" style:parent-style-name="Standard">
      <style:paragraph-properties fo:text-align="center" style:justify-single-word="false"/>
      <style:text-properties style:font-name="Bitstream Vera Sans" fo:font-size="18pt" style:font-size-asian="18pt" style:font-size-complex="18pt"/>
    </style:style>
    <style:style style:name="P4" style:family="paragraph" style:parent-style-name="Standard">
      <style:paragraph-properties fo:text-align="center" style:justify-single-word="false"/>
      <style:text-properties style:font-name="Bitstream Vera Sans"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style:font-name="Bitstream Vera Sans2"/>
    </style:style>
    <style:style style:name="P10" style:family="paragraph" style:parent-style-name="Text_20_body">
      <style:text-properties style:font-name="Bitstream Vera Sans"/>
    </style:style>
    <style:style style:name="P11" style:family="paragraph" style:parent-style-name="Text_20_body">
      <style:paragraph-properties fo:text-align="start" style:justify-single-word="false"/>
    </style:style>
    <style:style style:name="P12" style:family="paragraph" style:parent-style-name="Text_20_body" style:list-style-name="L2"/>
    <style:style style:name="P13" style:family="paragraph" style:parent-style-name="Text_20_body" style:list-style-name="L3"/>
    <style:style style:name="T1" style:family="text" style:parent-style-name="Strong_20_Emphasis">
      <style:text-properties style:font-name="Bitstream Vera Sans" fo:font-weight="normal" style:font-weight-asian="normal" style:font-weight-complex="normal"/>
    </style:style>
    <style:style style:name="T2" style:family="text">
      <style:text-properties style:font-name="Bitstream Vera Sans"/>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5f_20_5f_1">
            <text:index-entry-chapter/>
            <text:index-entry-span> </text:index-entry-span>
            <text:index-entry-text/>
            <text:index-entry-tab-stop style:type="right" style:leader-char="."/>
            <text:index-entry-page-number/>
          </text:table-of-content-entry-template>
          <text:table-of-content-entry-template text:outline-level="2" text:style-name="Contents_5f_20_5f_2">
            <text:index-entry-chapter/>
            <text:index-entry-span> </text:index-entry-span>
            <text:index-entry-text/>
            <text:index-entry-tab-stop style:type="right" style:leader-char="."/>
            <text:index-entry-page-number/>
          </text:table-of-content-entry-template>
          <text:table-of-content-entry-template text:outline-level="3" text:style-name="Contents_5f_20_5f_3">
            <text:index-entry-chapter/>
            <text:index-entry-span> </text:index-entry-span>
            <text:index-entry-text/>
            <text:index-entry-tab-stop style:type="right" style:leader-char="."/>
            <text:index-entry-page-number/>
          </text:table-of-content-entry-template>
          <text:table-of-content-entry-template text:outline-level="4" text:style-name="Contents_5f_20_5f_4">
            <text:index-entry-chapter/>
            <text:index-entry-span> </text:index-entry-span>
            <text:index-entry-text/>
            <text:index-entry-tab-stop style:type="right" style:leader-char="."/>
            <text:index-entry-page-number/>
          </text:table-of-content-entry-template>
          <text:table-of-content-entry-template text:outline-level="5" text:style-name="Contents_5f_20_5f_5">
            <text:index-entry-chapter/>
            <text:index-entry-span> </text:index-entry-span>
            <text:index-entry-text/>
            <text:index-entry-tab-stop style:type="right" style:leader-char="."/>
            <text:index-entry-page-number/>
          </text:table-of-content-entry-template>
          <text:table-of-content-entry-template text:outline-level="6" text:style-name="Contents_5f_20_5f_6">
            <text:index-entry-chapter/>
            <text:index-entry-span> </text:index-entry-span>
            <text:index-entry-text/>
            <text:index-entry-tab-stop style:type="right" style:leader-char="."/>
            <text:index-entry-page-number/>
          </text:table-of-content-entry-template>
          <text:table-of-content-entry-template text:outline-level="7" text:style-name="Contents_5f_20_5f_7">
            <text:index-entry-chapter/>
            <text:index-entry-span> </text:index-entry-span>
            <text:index-entry-text/>
            <text:index-entry-tab-stop style:type="right" style:leader-char="."/>
            <text:index-entry-page-number/>
          </text:table-of-content-entry-template>
          <text:table-of-content-entry-template text:outline-level="8" text:style-name="Contents_5f_20_5f_8">
            <text:index-entry-chapter/>
            <text:index-entry-span> </text:index-entry-span>
            <text:index-entry-text/>
            <text:index-entry-tab-stop style:type="right" style:leader-char="."/>
            <text:index-entry-page-number/>
          </text:table-of-content-entry-template>
          <text:table-of-content-entry-template text:outline-level="9" text:style-name="Contents_5f_20_5f_9">
            <text:index-entry-chapter/>
            <text:index-entry-span> </text:index-entry-span>
            <text:index-entry-text/>
            <text:index-entry-tab-stop style:type="right" style:leader-char="."/>
            <text:index-entry-page-number/>
          </text:table-of-content-entry-template>
          <text:table-of-content-entry-template text:outline-level="10" text:style-name="Contents_5f_20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3</text:p>
          <text:p text:style-name="P7">1.1 Definition<text:tab/>3</text:p>
          <text:p text:style-name="P7">1.2 IST-Zustand<text:tab/>3</text:p>
          <text:p text:style-name="P7">1.3 Ziele<text:tab/>3</text:p>
          <text:p text:style-name="P6">2 UML/Klassendiagramm<text:tab/>3</text:p>
          <text:p text:style-name="P6">3 Prozessübersicht und -beschreibung<text:tab/>3</text:p>
          <text:p text:style-name="P6">4 Dialogabläufe<text:tab/>3</text:p>
          <text:p text:style-name="P6">5 Modulbeschreibung<text:tab/>3</text:p>
          <text:p text:style-name="P7">5.1 GUI<text:tab/>3</text:p>
          <text:p text:style-name="P7">5.2 BPL (Brainfuck Parsing Library)<text:tab/>4</text:p>
          <text:p text:style-name="P7">5.3 BIDL (Brainfuck Interpreting and Debugging Library)<text:tab/>4</text:p>
          <text:p text:style-name="P7">5.4 Compiler<text:tab/>4</text:p>
          <text:p text:style-name="P7">5.5 Interpreter<text:tab/>4</text:p>
          <text:p text:style-name="P6">6 Menüstruktur<text:tab/>4</text:p>
          <text:p text:style-name="P6">7 Grobes Maskenlayout<text:tab/>4</text:p>
          <text:p text:style-name="P6">8 Schnittstellen<text:tab/>4</text:p>
          <text:p text:style-name="P6">9 Mengengerüste<text:tab/>4</text:p>
          <text:p text:style-name="P6">10 Zeitgerüste<text:tab/>4</text:p>
          <text:p text:style-name="P6">11 Programmierrichtlinien<text:tab/>4</text:p>
        </text:index-body>
      </text:table-of-content>
      <text:p text:style-name="Text_20_body"/>
      <text:h text:style-name="P8" text:outline-level="1">Projektübersicht</text:h>
      <text:h text:style-name="Heading_20_2" text:outline-level="2">Definition</text:h>
      <text:p text:style-name="P9">Das Brainfuck Studio ist eine integrierte Entwicklungsumgebung für die Programmiersprache Brainfuck. Es ermöglicht dem Benutzer die einfache und komfortable Programmierung von Brainfuck-Applikationen.</text:p>
      <text:h text:style-name="Heading_20_2" text:outline-level="2">IST-Zustand</text:h>
      <text:p text:style-name="P10"><text:span text:style-name="T1">Zur Zeit existieren keine Integrierten Entwicklungsumgebungen für die Programmiersprache Brainfuck, die den gegebenen Anforderungen gerecht werden, da für die meisten Programmierer nur eine möglichst kleiner Compiler das Ziel war, bei denen es dann aber meistens an voller Funktionalität mangelt.</text:span></text:p>
      <text:p text:style-name="Text_20_body"><text:span text:style-name="T1">Wer wirklich in Brainfuck programmieren will, hat momentan nur einfache Compiler, die oft nicht der Brainfuck-Sprachdefinition entsprechende Ergebnisse liefern, zur Verfügung</text:span><text:span text:style-name="T2">. Voll integrierte und portable Entwicklungsumgebungen gibt es gar nicht.</text:span></text:p>
      <text:h text:style-name="Heading_20_2" text:outline-level="2">Ziele</text:h>
      <text:p text:style-name="Text_20_body">Zu den allgemeinen Zielen gehören vor allem Komfortabilität und Benutzerfreundlichkeit, wobei vor allem auf allgemein bekannte Standards (zB EN ISO 9241-10) Wert gelegt wird. Der Benutzer soll möglichst schnell sein Ziel erreichen. Brainfuck Studio soll ihn dabei möglichst effizient unterstützen.</text:p>
      <text:p text:style-name="Text_20_body">Eine hohe Portabilität wird angestrebt, Brainfuck Studio soll zumindest unter den Betriebssystemen Windows und Unix lauffähig sein.</text:p>
      <text:p text:style-name="Text_20_body">Ein weiteres Ziel mit hoher Priorität ist die Erstellung von qualitativ hochwertigem Programmcode, der verständlich, robust und flexibel ist.</text:p>
      <text:h text:style-name="Heading_20_1" text:outline-level="1">UML/Klassendiagramm</text:h>
      <text:p text:style-name="Text_20_body"/>
      <text:h text:style-name="Heading_20_1" text:outline-level="1">Prozessübersicht und -beschreibung</text:h>
      <text:p text:style-name="Text_20_body"/>
      <text:h text:style-name="Heading_20_1" text:outline-level="1">Dialogabläufe</text:h>
      <text:p text:style-name="Text_20_body"/>
      <text:h text:style-name="Heading_20_1" text:outline-level="1">Modulbeschreibung</text:h>
      <text:h text:style-name="Heading_20_2" text:outline-level="2">Graphical User Interface</text:h>
      <text:p text:style-name="P11">Das Graphical User Interface ist ein Texteditor, der die prinzipielle Grundfunktionalität eines Texteditors bereitstellt, aber auch erweiterte Funktionen, die speziell auf das Erstellen von <text:span text:style-name="T3">brainfuck</text:span>-Programmcode angepasst sind. Dazu zählt zum Beispiel Syntax-Highlighting.</text:p>
      <text:p text:style-name="P11">Zu den Grundfunktionen eines Texteditors und auch der Benutzeroberfläche des Brainfuck Studios gehören zum Beispiel „<text:span text:style-name="T3">Copy &amp; Paste“</text:span><text:span text:style-name="T4">, „</text:span><text:span text:style-name="T3">Undo &amp; Redo“</text:span><text:span text:style-name="T4"> und diverse andere, allgemein bekannte Funktionen. Ein besonderer Wert wird auf die Ergonomie und Komfortabiltät, zum Beispiel durch die Bereitstellung von Tastenkürzeln, so genannten „</text:span><text:span text:style-name="T3">Shortcuts</text:span><text:span text:style-name="T4">“,</text:span><text:span text:style-name="T4"> gelegt.</text:span></text:p>
      <text:p text:style-name="Text_20_body">Desweiteren werden die Entwicklungswerkzeuge, welche ebenfalls im Rahmen des Projektes entwickelt werden, möglichst transparent integriert. Das heißt, dass diese direkt aus der Oberfläche aufrufbar sind und die Ergebnisse ebenfalls wieder in der Oberfläche angezeigt werden. Speziell behandelt wird der Debugger, für dessen Ergebnisse eine komplett eigene und von den anderen Entwicklungswerkzeugen unabhängige Visualisierung vorhanden sein wird.</text:p>
      <text:p text:style-name="Text_20_body">Konkret realisiert wird die GUI durch die </text:p>
      <text:h text:style-name="Heading_20_2" text:outline-level="2">BFL (Brainfuck Library)</text:h>
      <text:list text:style-name="L2">
        <text:list-item>
          <text:p text:style-name="P12">Analyse des Codes</text:p>
        </text:list-item>
        <text:list-item>
          <text:p text:style-name="P12">Fehlererkennung</text:p>
        </text:list-item>
        <text:list-item>
          <text:p text:style-name="P12">Optimierung des Programmcodes</text:p>
        </text:list-item>
        <text:list-item>
          <text:p text:style-name="P12">Generierung einer Zwischensprache zur internen Weiterverarbeitung und Bereitstellung von Routinen zur schrittweisen Interpretation dieser.</text:p>
        </text:list-item>
      </text:list>
      <text:list text:style-name="L3">
        <text:list-item>
          <text:p text:style-name="P13">Weitere Verarbeitung der vorher generierten Zwischensprache</text:p>
        </text:list-item>
      </text:list>
      <text:h text:style-name="Heading_20_2" text:outline-level="2">Compiler</text:h>
      <text:p text:style-name="Text_20_body"/>
      <text:h text:style-name="Heading_20_2" text:outline-level="2">Interpreter</text:h>
      <text:p text:style-name="Text_20_body"/>
      <text:h text:style-name="Heading_20_1" text:outline-level="1">Menüstruktur</text:h>
      <text:p text:style-name="Text_20_body"/>
      <text:h text:style-name="Heading_20_1" text:outline-level="1">Grobes Maskenlayout</text:h>
      <text:p text:style-name="Text_20_body"/>
      <text:h text:style-name="Heading_20_1" text:outline-level="1">Schnittstellen</text:h>
      <text:p text:style-name="Text_20_body"/>
      <text:h text:style-name="Heading_20_1" text:outline-level="1">Mengengerüste</text:h>
      <text:p text:style-name="Text_20_body"/>
      <text:h text:style-name="Heading_20_1" text:outline-level="1">Zeitgerüste</text:h>
      <text:p text:style-name="Text_20_body"/>
      <text:h text:style-name="Heading_20_1" text:outline-level="1">Programmierrichtlini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Bitstream Vera Sans"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Bitstream Vera Sans1"/>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Table" style:family="table">
      <style:table-properties style:width="17.004cm" fo:margin-left="0cm" fo:margin-right="-0.005cm" table:align="margins"/>
    </style:style>
    <style:style style:name="HeaderTable.A" style:family="table-column">
      <style:table-column-properties style:column-width="14.042cm" style:rel-column-width="54120*"/>
    </style:style>
    <style:style style:name="HeaderTable.B" style:family="table-column">
      <style:table-column-properties style:column-width="2.962cm" style:rel-column-width="11415*"/>
    </style:style>
    <style:style style:name="HeaderTable.A1" style:family="table-cell">
      <style:table-cell-properties fo:padding="0cm"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cm" svg:y="0cm" svg:width="8.303cm" svg:height="1.154cm" draw:z-index="4"><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14T12:13:20.95" text:fixed="true">14.12.05</text:date><text:tab/><text:tab/>Seit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Christa</meta:initial-creator>
    <meta:creation-date>2005-12-16T13:36:59</meta:creation-date>
    <dc:creator>David Christa</dc:creator>
    <dc:date>2005-12-16T16:26:21</dc:date>
    <dc:language>de-DE</dc:language>
    <meta:editing-cycles>7</meta:editing-cycles>
    <meta:editing-duration>PT2H33M15S</meta:editing-duration>
    <meta:user-defined meta:name="Info 1"/>
    <meta:user-defined meta:name="Info 2"/>
    <meta:user-defined meta:name="Info 3"/>
    <meta:user-defined meta:name="Info 4"/>
    <meta:document-statistic meta:table-count="1" meta:image-count="1" meta:object-count="0" meta:page-count="5" meta:paragraph-count="66" meta:word-count="468" meta:character-count="3611"/>
  </office:meta>
</office:document-meta>
</file>